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Invoker.setTargetObject( @ Nullable Object target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Invoker.get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.setTargetClass( @ Nullable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.getArgu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.getTypeDifferenceWeight( Class &lt; ? &gt; [ ] paramTypes , Object [ ] ar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ethodInvoker.isPrep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.invok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Invoker.getTar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.resolve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.setArguments( Object ...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.setTargetMethod( @ Nullable String target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.getTar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.findMatchingMetho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ethodInvoker.setStaticMethod( String static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er.prepar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ethodInvoker.getPreparedMetho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